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20.371cm" style:rel-column-width="65535*"/>
    </style:style>
    <style:style style:name="Tableau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au1.2" style:family="table-row">
      <style:table-row-properties style:min-row-height="8.55cm"/>
    </style:style>
    <style:style style:name="Tableau1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228cm"/>
    </style:style>
    <style:style style:name="Tableau1.A3" style:family="table-cell">
      <style:table-cell-properties style:vertical-align="middle"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4" style:family="table-row">
      <style:table-row-properties style:min-row-height="3.558cm"/>
    </style:style>
    <style:style style:name="Tableau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itle">
      <style:paragraph-properties fo:text-align="start" style:justify-single-word="false"/>
      <style:text-properties officeooo:paragraph-rsid="002386af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512e9b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6398c5" style:font-size-asian="14pt" style:font-size-complex="14pt"/>
    </style:style>
    <style:style style:name="P4" style:family="paragraph" style:parent-style-name="Table_20_Contents">
      <style:text-properties style:font-name="Calibri" fo:font-size="14pt" officeooo:rsid="007797b8" officeooo:paragraph-rsid="007797b8" style:font-size-asian="14pt" style:font-size-complex="14pt"/>
    </style:style>
    <style:style style:name="P5" style:family="paragraph" style:parent-style-name="Table_20_Contents">
      <style:text-properties style:font-name="Calibri" fo:font-size="14pt" officeooo:rsid="007b44f1" officeooo:paragraph-rsid="007b44f1" style:font-size-asian="14pt" style:font-size-complex="14pt"/>
    </style:style>
    <style:style style:name="P6" style:family="paragraph" style:parent-style-name="Table_20_Contents">
      <style:text-properties style:font-name="Calibri" fo:font-size="14pt" officeooo:rsid="00828394" officeooo:paragraph-rsid="00828394" style:font-size-asian="14pt" style:font-size-complex="14pt"/>
    </style:style>
    <style:style style:name="P7" style:family="paragraph" style:parent-style-name="Table_20_Contents">
      <style:text-properties style:font-name="Calibri" fo:font-size="14pt" officeooo:rsid="00797d5d" officeooo:paragraph-rsid="00797d5d" style:font-size-asian="14pt" style:font-size-complex="14pt"/>
    </style:style>
    <style:style style:name="P8" style:family="paragraph" style:parent-style-name="Table_20_Contents">
      <style:text-properties style:font-name="Calibri" fo:font-size="14pt" officeooo:rsid="0089cc35" officeooo:paragraph-rsid="0089cc35" style:font-size-asian="14pt" style:font-size-complex="14pt"/>
    </style:style>
    <style:style style:name="P9" style:family="paragraph" style:parent-style-name="Table_20_Contents">
      <style:text-properties style:font-name="Calibri" fo:font-size="14pt" officeooo:rsid="0089cc35" officeooo:paragraph-rsid="008d2370" style:font-size-asian="14pt" style:font-size-complex="14pt"/>
    </style:style>
    <style:style style:name="P10" style:family="paragraph" style:parent-style-name="Table_20_Contents">
      <style:text-properties style:font-name="Calibri" fo:font-size="14pt" officeooo:rsid="008ccc76" officeooo:paragraph-rsid="008ccc76" style:font-size-asian="14pt" style:font-size-complex="14pt"/>
    </style:style>
    <style:style style:name="P11" style:family="paragraph" style:parent-style-name="Table_20_Contents">
      <style:text-properties style:font-name="Calibri" fo:font-size="14pt" officeooo:rsid="0093632d" officeooo:paragraph-rsid="0093632d" style:font-size-asian="14pt" style:font-size-complex="14pt"/>
    </style:style>
    <style:style style:name="P12" style:family="paragraph" style:parent-style-name="Table_20_Contents">
      <style:text-properties style:font-name="Calibri" fo:font-size="14pt" fo:font-weight="bold" officeooo:rsid="008421e0" officeooo:paragraph-rsid="008421e0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style:font-name="Calibri" fo:font-size="14pt" fo:font-weight="bold" officeooo:rsid="008421e0" officeooo:paragraph-rsid="00859eeb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officeooo:paragraph-rsid="007b44f1"/>
    </style:style>
    <style:style style:name="P15" style:family="paragraph" style:parent-style-name="Table_20_Contents">
      <style:text-properties officeooo:paragraph-rsid="00878ce5"/>
    </style:style>
    <style:style style:name="P16" style:family="paragraph" style:parent-style-name="Table_20_Contents">
      <style:text-properties officeooo:paragraph-rsid="0086c2ee"/>
    </style:style>
    <style:style style:name="P17" style:family="paragraph" style:parent-style-name="Text_20_body">
      <style:text-properties style:font-name="Calibri" fo:font-weight="normal" officeooo:rsid="0032c8eb" officeooo:paragraph-rsid="002d16dc" style:font-weight-asian="normal" style:font-weight-complex="normal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041e98c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style:font-name="Calibri" fo:font-size="14pt" officeooo:rsid="0089cc35" officeooo:paragraph-rsid="0089cc35" style:font-size-asian="14pt" style:font-size-complex="14pt"/>
    </style:style>
    <style:style style:name="P20" style:family="paragraph" style:parent-style-name="Table_20_Contents">
      <style:text-properties style:font-name="Calibri" fo:font-size="14pt" officeooo:rsid="0089cc35" officeooo:paragraph-rsid="009896b6" style:font-size-asian="14pt" style:font-size-complex="14pt"/>
    </style:style>
    <style:style style:name="P21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 fo:font-size="12pt" fo:font-weight="normal" officeooo:rsid="004af1b8" style:font-name-asian="Noto Sans CJK SC" style:font-size-asian="12pt" style:font-weight-asian="normal" style:font-name-complex="Lohit Devanagari" style:font-size-complex="12pt" style:font-weight-complex="normal"/>
    </style:style>
    <style:style style:name="T2" style:family="text">
      <style:text-properties style:font-name="Liberation Sans1" fo:font-size="12pt" fo:font-weight="normal" officeooo:rsid="007f27a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5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4c7e79" style:font-size-asian="18pt" style:font-weight-asian="bold" style:font-size-complex="18pt" style:font-weight-complex="bold"/>
    </style:style>
    <style:style style:name="T6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7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f3e74" style:font-size-asian="18pt" style:font-weight-asian="bold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78808d" style:font-weight-asian="bold" style:font-weight-complex="bold"/>
    </style:style>
    <style:style style:name="T10" style:family="text">
      <style:text-properties style:font-name="Calibri" fo:font-size="14pt" officeooo:rsid="007bc9b3" style:font-size-asian="14pt" style:font-size-complex="14pt"/>
    </style:style>
    <style:style style:name="T11" style:family="text">
      <style:text-properties style:font-name="Calibri" fo:font-size="14pt" officeooo:rsid="007b44f1" style:font-size-asian="14pt" style:font-size-complex="14pt"/>
    </style:style>
    <style:style style:name="T12" style:family="text">
      <style:text-properties style:font-name="Calibri" fo:font-size="14pt" officeooo:rsid="007bc9f5" style:font-size-asian="14pt" style:font-size-complex="14pt"/>
    </style:style>
    <style:style style:name="T13" style:family="text">
      <style:text-properties style:font-name="Calibri" fo:font-size="14pt" fo:font-weight="bold" officeooo:rsid="008421e0" style:font-size-asian="14pt" style:font-weight-asian="bold" style:font-size-complex="14pt" style:font-weight-complex="bold"/>
    </style:style>
    <style:style style:name="T14" style:family="text">
      <style:text-properties style:font-name="Calibri" fo:font-size="14pt" fo:font-weight="bold" officeooo:rsid="00859eeb" style:font-size-asian="14pt" style:font-weight-asian="bold" style:font-size-complex="14pt" style:font-weight-complex="bold"/>
    </style:style>
    <style:style style:name="T15" style:family="text">
      <style:text-properties style:font-name="Calibri" fo:font-size="14pt" fo:font-weight="bold" officeooo:rsid="0095c3f9" style:font-size-asian="14pt" style:font-weight-asian="bold" style:font-size-complex="14pt" style:font-weight-complex="bold"/>
    </style:style>
    <style:style style:name="T16" style:family="text">
      <style:text-properties officeooo:rsid="007f9331"/>
    </style:style>
    <style:style style:name="T17" style:family="text">
      <style:text-properties officeooo:rsid="00859eeb"/>
    </style:style>
    <style:style style:name="T18" style:family="text">
      <style:text-properties style:font-name="Liberation Mono" fo:font-size="11pt" fo:font-style="normal" fo:font-weight="bold" style:font-size-asian="11pt" style:font-style-asian="normal" style:font-weight-asian="bold" style:font-weight-complex="bold"/>
    </style:style>
    <style:style style:name="T19" style:family="text">
      <style:text-properties officeooo:rsid="008d2370"/>
    </style:style>
    <style:style style:name="T20" style:family="text">
      <style:text-properties officeooo:rsid="008fce7b"/>
    </style:style>
    <style:style style:name="T21" style:family="text">
      <style:text-properties officeooo:rsid="00901099"/>
    </style:style>
    <style:style style:name="T22" style:family="text">
      <style:text-properties officeooo:rsid="00902e80"/>
    </style:style>
    <style:style style:name="T23" style:family="text">
      <style:text-properties officeooo:rsid="009080e4"/>
    </style:style>
    <style:style style:name="T24" style:family="text">
      <style:text-properties officeooo:rsid="009896b6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8d2370"/>
    </style:style>
    <style:style style:name="T27" style:family="text">
      <style:text-properties style:text-underline-style="solid" style:text-underline-width="auto" style:text-underline-color="font-color" officeooo:rsid="00901099"/>
    </style:style>
    <style:style style:name="T28" style:family="text">
      <style:text-properties style:text-underline-style="solid" style:text-underline-width="auto" style:text-underline-color="font-color" officeooo:rsid="00902e8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3.75cm" fo:min-width="2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249cm" fo:min-width="3.4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3.75cm" fo:min-width="2.4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249cm" fo:min-width="3.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4">Vo</text:span><text:span text:style-name="T7">s</text:span><text:span text:style-name="T4"> </text:span><text:span text:style-name="T5">exercices d’entraînement</text:span><text:span text:style-name="T4"> </text:span><text:span text:style-name="T6">:</text:span></text:p>
      <table:table table:name="Tableau1" table:style-name="Tableau1">
        <table:table-column table:style-name="Tableau1.A"/>
        <table:table-row table:style-name="TableLine94352812068960">
          <table:table-cell table:style-name="Tableau1.A1" office:value-type="string">
            <text:p text:style-name="P3">Exercice 1 : </text:p>
          </table:table-cell>
        </table:table-row>
        <table:table-row table:style-name="Tableau1.2">
          <table:table-cell table:style-name="Tableau1.A2" office:value-type="string">
            <text:p text:style-name="P4"><text:span text:style-name="T16">1) </text:span>Combien y a t’il de <text:span text:style-name="T8">dioxygène </text:span>et de <text:span text:style-name="T8">diazote</text:span> dans 0,5 litre d’air ? <text:span text:style-name="T9">Justifier.</text:span></text:p>
            <text:p text:style-name="P12">L’air est composé de 20 % de dioxygène : on multiplie le volume d’air par 20 %: <draw:frame draw:style-name="fr1" draw:name="Objet1" text:anchor-type="as-char" svg:y="-0.619cm" svg:width="2.699cm" svg:height="0.998cm" draw:z-index="1"><draw:object xlink:href="./Object 1" xlink:type="simple" xlink:show="embed" xlink:actuate="onLoad"/><draw:image xlink:href="./ObjectReplacements/Object 1" xlink:type="simple" xlink:show="embed" xlink:actuate="onLoad"/></draw:frame>, <text:span text:style-name="T17">donc il y a 0,1 litre de dioxygène dans 0,5 litre d’air.</text:span></text:p>
            <text:p text:style-name="P16"><text:span text:style-name="T13">L’air est composé de </text:span><text:span text:style-name="T14">8</text:span><text:span text:style-name="T13">0 % </text:span><text:span text:style-name="T14">de diazote : </text:span><text:span text:style-name="T13">on multiplie le volume d’air par </text:span><text:span text:style-name="T15">8</text:span><text:span text:style-name="T13">0 %: </text:span><text:span text:style-name="T13"><draw:frame draw:style-name="fr1" draw:name="Objet2" text:anchor-type="as-char" svg:y="-0.619cm" svg:width="2.713cm" svg:height="0.998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3">,</text:span><text:span text:style-name="T14">donc il y a 0,4 litre de diazote dans 0,5 litre d’air.</text:span></text:p>
            <text:p text:style-name="P13"/>
            <text:p text:style-name="P6">2) Combien y a t’il de litre de dioxygène dans 0,362 litre d’air ? <text:span text:style-name="T8">Justifier.</text:span></text:p>
            <text:p text:style-name="P15"><text:span text:style-name="T13">L’air est composé de 20 % de dioxygène : on multiplie le volume d’air par 20 %: </text:span><text:span text:style-name="T13"><draw:frame draw:style-name="fr1" draw:name="Objet3" text:anchor-type="as-char" svg:y="-0.619cm" svg:width="3.762cm" svg:height="0.998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3">, </text:span><text:span text:style-name="T14">donc il y a </text:span><text:span text:style-name="T18">0,0724</text:span><text:span text:style-name="T14"> litre de dioxygène dans 0,362 litre d’air.</text:span></text:p>
            <text:p text:style-name="P7"/>
            <text:p text:style-name="P7"/>
          </table:table-cell>
        </table:table-row>
        <table:table-row table:style-name="Tableau1.3">
          <table:table-cell table:style-name="Tableau1.A3" office:value-type="string">
            <text:p text:style-name="P2">Exercice 2 :</text:p>
          </table:table-cell>
        </table:table-row>
        <table:table-row table:style-name="Tableau1.4">
          <table:table-cell table:style-name="Tableau1.A4" office:value-type="string">
            <text:p text:style-name="P14"><text:span text:style-name="T10">Lesquels de ces</text:span><text:span text:style-name="T11"> boca</text:span><text:span text:style-name="T10">ux</text:span><text:span text:style-name="T11"> pourrai</text:span><text:span text:style-name="T10">en</text:span><text:span text:style-name="T11">t représenter l’air que l’on respire ? </text:span><text:span text:style-name="T12">Justifie en expliquant comment tu choisis (en une phrase).</text:span></text:p>
            <text:p text:style-name="P5"><draw:g text:anchor-type="paragraph" draw:z-index="0" draw:name="Forme1" draw:style-name="gr1"><draw:custom-shape draw:style-name="gr2" draw:text-style-name="P21" svg:width="3.001cm" svg:height="4.001cm" svg:x="0.619cm" svg:y="1.049cm"><text:p/><draw:enhanced-geometry svg:viewBox="0 0 21600 21600" draw:type="rectangle" draw:enhanced-path="M 0 0 L 21600 0 21600 21600 0 21600 0 0 Z N"/></draw:custom-shape><draw:custom-shape draw:style-name="gr3" draw:text-style-name="P22" svg:width="4cm" svg:height="0.5cm" svg:x="0.12cm" svg:y="0.55cm"><text:p/><draw:enhanced-geometry svg:viewBox="0 0 21600 21600" draw:type="rectangle" draw:enhanced-path="M 0 0 L 21600 0 21600 21600 0 21600 0 0 Z N"/></draw:custom-shape><draw:custom-shape draw:style-name="gr4" draw:text-style-name="P21" svg:width="2.999cm" svg:height="4.001cm" svg:x="5.62cm" svg:y="1.049cm"><text:p/><draw:enhanced-geometry svg:viewBox="0 0 21600 21600" draw:type="rectangle" draw:enhanced-path="M 0 0 L 21600 0 21600 21600 0 21600 0 0 Z N"/></draw:custom-shape><draw:custom-shape draw:style-name="gr5" draw:text-style-name="P22" svg:width="4.001cm" svg:height="0.5cm" svg:x="5.119cm" svg:y="0.55cm"><text:p/><draw:enhanced-geometry svg:viewBox="0 0 21600 21600" draw:type="rectangle" draw:enhanced-path="M 0 0 L 21600 0 21600 21600 0 21600 0 0 Z N"/></draw:custom-shape><draw:custom-shape draw:style-name="gr4" draw:text-style-name="P21" svg:width="2.999cm" svg:height="4.001cm" svg:x="10.22cm" svg:y="1.049cm"><text:p/><draw:enhanced-geometry svg:viewBox="0 0 21600 21600" draw:type="rectangle" draw:enhanced-path="M 0 0 L 21600 0 21600 21600 0 21600 0 0 Z N"/></draw:custom-shape><draw:custom-shape draw:style-name="gr5" draw:text-style-name="P22" svg:width="4.001cm" svg:height="0.5cm" svg:x="9.719cm" svg:y="0.55cm"><text:p/><draw:enhanced-geometry svg:viewBox="0 0 21600 21600" draw:type="rectangle" draw:enhanced-path="M 0 0 L 21600 0 21600 21600 0 21600 0 0 Z N"/></draw:custom-shape><draw:custom-shape draw:style-name="gr2" draw:text-style-name="P21" svg:width="3.001cm" svg:height="4.001cm" svg:x="15.02cm" svg:y="1.049cm"><text:p/><draw:enhanced-geometry svg:viewBox="0 0 21600 21600" draw:type="rectangle" draw:enhanced-path="M 0 0 L 21600 0 21600 21600 0 21600 0 0 Z N"/></draw:custom-shape><draw:custom-shape draw:style-name="gr5" draw:text-style-name="P22" svg:width="4.001cm" svg:height="0.5cm" svg:x="14.519cm" svg:y="0.55cm"><text:p/><draw:enhanced-geometry svg:viewBox="0 0 21600 21600" draw:type="rectangle" draw:enhanced-path="M 0 0 L 21600 0 21600 21600 0 21600 0 0 Z N"/></draw:custom-shape><draw:custom-shape draw:style-name="gr6" draw:text-style-name="P23" svg:width="0.5cm" svg:height="0.652cm" svg:x="1.57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5cm" svg:height="0.652cm" svg:x="2.97cm" svg:y="4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5cm" svg:height="0.652cm" svg:x="0.57cm" svg:y="2.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5cm" svg:height="0.652cm" svg:x="7.65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5cm" svg:height="0.652cm" svg:x="5.77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5cm" svg:height="0.652cm" svg:x="6.75cm" svg:y="2.51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5cm" svg:height="0.652cm" svg:x="7.571cm" svg:y="2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5cm" svg:height="0.652cm" svg:x="5.77cm" svg:y="2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5cm" svg:height="0.652cm" svg:x="10.871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5cm" svg:height="0.652cm" svg:x="10.85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5cm" svg:height="0.652cm" svg:x="10.871cm" svg:y="3.69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498cm" svg:height="0.652cm" svg:x="11.871cm" svg:y="3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5cm" svg:height="0.652cm" svg:x="12.49cm" svg:y="4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5cm" svg:height="0.652cm" svg:x="12.471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5cm" svg:height="0.652cm" svg:x="11.569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5cm" svg:height="0.652cm" svg:x="12.471cm" svg:y="2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5cm" svg:height="0.652cm" svg:x="10.471cm" svg:y="2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5cm" svg:height="0.652cm" svg:x="11.569cm" svg:y="4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5cm" svg:height="0.652cm" svg:x="12.471cm" svg:y="3.19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3" svg:width="0.5cm" svg:height="0.653cm" svg:x="17.15cm" svg:y="1.398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3" svg:width="0.5cm" svg:height="0.653cm" svg:x="15.27cm" svg:y="1.398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5cm" svg:height="0.652cm" svg:x="16.251cm" svg:y="2.61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498cm" svg:height="0.652cm" svg:x="17.071cm" svg:y="2.39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5cm" svg:height="0.652cm" svg:x="15.27cm" svg:y="2.39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23" svg:width="0.5cm" svg:height="0.5cm" svg:x="2.57cm" svg:y="1.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23" svg:width="0.502cm" svg:height="0.502cm" svg:x="2.57cm" svg:y="2.6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23" svg:width="0.502cm" svg:height="0.5cm" svg:x="1.469cm" svg:y="4.401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23" svg:width="0.5cm" svg:height="0.502cm" svg:x="6.571cm" svg:y="1.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23" svg:width="0.502cm" svg:height="0.502cm" svg:x="11.569cm" svg:y="2.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23" svg:width="0.502cm" svg:height="0.5cm" svg:x="10.67cm" svg:y="4.401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23" svg:width="0.5cm" svg:height="0.5cm" svg:x="10.271cm" svg:y="3.3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23" svg:width="0.502cm" svg:height="0.502cm" svg:x="17.17cm" svg:y="4.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23" svg:width="0.5cm" svg:height="0.5cm" svg:x="15.171cm" svg:y="4.3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23" svg:width="0.5cm" svg:height="0.5cm" svg:x="15.672cm" svg:y="3.4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23" svg:width="0.5cm" svg:height="0.5cm" svg:x="16.274cm" svg:y="1.704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8">Les triangles sont moins nombreux que les ronds, on va supposer qu’ils représentent le dioxygène.</text:p>
            <text:p text:style-name="P10">Ils représentent le dioxygène si leur proportion est 20 %.</text:p>
            <text:p text:style-name="P19">Dans le bocal 1 : il y a 3 triangles pour 6 particules au total, proportion de <draw:frame draw:style-name="fr1" draw:name="Objet4" text:anchor-type="as-char" svg:y="-0.619cm" svg:width="2.344cm" svg:height="0.998cm" draw:z-index="4"><draw:object xlink:href="./Object 4" xlink:type="simple" xlink:show="embed" xlink:actuate="onLoad"/><draw:image xlink:href="./ObjectReplacements/Object 4" xlink:type="simple" xlink:show="embed" xlink:actuate="onLoad"/></draw:frame>, <text:span text:style-name="T19">donc le bocal 1 ne peut représenter l’air que l’on respire.</text:span></text:p>
            <text:p text:style-name="P9"><text:span text:style-name="T25">bocal </text:span><text:span text:style-name="T26">2</text:span><text:span text:style-name="T25"> </text:span>: <text:span text:style-name="T19">1</text:span> triangle pour 6 particules, proportion de <draw:frame draw:style-name="fr1" draw:name="Objet5" text:anchor-type="as-char" svg:y="-0.619cm" svg:width="2.016cm" svg:height="0.998cm" draw:z-index="5"><draw:object xlink:href="./Object 5" xlink:type="simple" xlink:show="embed" xlink:actuate="onLoad"/><draw:image xlink:href="./ObjectReplacements/Object 5" xlink:type="simple" xlink:show="embed" xlink:actuate="onLoad"/><svg:desc>formule</svg:desc></draw:frame>, <text:span text:style-name="T19">donc </text:span><text:span text:style-name="T24">ne représente pas</text:span><text:span text:style-name="T19">.</text:span></text:p>
            <text:p text:style-name="P20"><text:span text:style-name="T25">bocal </text:span><text:span text:style-name="T27">3</text:span><text:span text:style-name="T25"> </text:span>: <text:span text:style-name="T20">3 </text:span>triangles pour <text:span text:style-name="T20">13</text:span> particules , proportion de <draw:frame draw:style-name="fr1" draw:name="Objet6" text:anchor-type="as-char" svg:y="-0.619cm" svg:width="1.901cm" svg:height="0.998cm" draw:z-index="6"><draw:object xlink:href="./Object 6" xlink:type="simple" xlink:show="embed" xlink:actuate="onLoad"/><draw:image xlink:href="./ObjectReplacements/Object 6" xlink:type="simple" xlink:show="embed" xlink:actuate="onLoad"/><svg:desc>formule</svg:desc></draw:frame>, <text:span text:style-name="T19">donc </text:span><text:span text:style-name="T24">ne représente pas</text:span><text:span text:style-name="T19">.</text:span></text:p>
            <text:p text:style-name="P20"><text:span text:style-name="T25">bocal </text:span><text:span text:style-name="T28">4</text:span><text:span text:style-name="T25"> </text:span>: <text:span text:style-name="T23">4 </text:span>triangles pour <text:span text:style-name="T23">9</text:span> particules , proportion de <draw:frame draw:style-name="fr1" draw:name="Objet7" text:anchor-type="as-char" svg:y="-0.619cm" svg:width="2.05cm" svg:height="0.998cm" draw:z-index="7"><draw:object xlink:href="./Object 7" xlink:type="simple" xlink:show="embed" xlink:actuate="onLoad"/><draw:image xlink:href="./ObjectReplacements/Object 7" xlink:type="simple" xlink:show="embed" xlink:actuate="onLoad"/><svg:desc>formule</svg:desc></draw:frame>, <text:span text:style-name="T19">donc </text:span><text:span text:style-name="T24">ne représente pas</text:span><text:span text:style-name="T19">.</text:span></text:p>
            <text:p text:style-name="P11">Finalement aucun bocal ne peut représenter l’air que l’on respire.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  <style:text-properties officeooo:paragraph-rsid="002386af"/>
    </style:style>
    <style:style style:name="MT1" style:family="text">
      <style:text-properties style:font-name="Liberation Sans1" fo:font-size="12pt" fo:font-weight="normal" officeooo:rsid="004af1b8" style:font-name-asian="Noto Sans CJK SC" style:font-size-asian="12pt" style:font-weight-asian="normal" style:font-name-complex="Lohit Devanagari" style:font-size-complex="12pt" style:font-weight-complex="normal"/>
    </style:style>
    <style:style style:name="MT2" style:family="text">
      <style:text-properties style:font-name="Liberation Sans1" fo:font-size="12pt" fo:font-weight="normal" officeooo:rsid="007f27a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hapitre </text:span><text:span text:style-name="MT2">2</text:span><text:span text:style-name="MT1"><text:tab/><text:tab/><text:tab/><text:tab/><text:tab/><text:tab/><text:tab/><text:tab/><text:tab/><text:tab/><text:tab/><text:tab/></text:span><text:span text:style-name="MT3"><text:tab/> <text:s text:c="7"/><text:tab/><text:tab/><text:tab/><text:tab/><text:tab/><text:tab/><text:tab/><text:tab/><text:tab/><text:tab/><text:tab/><text:tab/> <text:s text:c="5"/></text:span><text:span text:style-name="MT3"><text:page-number text:select-page="current">1</text:page-number></text:span><text:span text:style-name="MT3">/</text:span><text:span text:style-name="MT3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3M59S</meta:editing-duration>
    <meta:editing-cycles>39</meta:editing-cycles>
    <meta:generator>LibreOffice/7.0.3.1$Linux_X86_64 LibreOffice_project/00$Build-1</meta:generator>
    <meta:creation-date>2020-12-08T10:45:00.334117409</meta:creation-date>
    <meta:initial-creator>J Cercy</meta:initial-creator>
    <dc:date>2020-12-18T00:33:19.063770475</dc:date>
    <dc:creator>J Cercy</dc:creator>
    <meta:document-statistic meta:table-count="1" meta:image-count="0" meta:object-count="7" meta:page-count="1" meta:paragraph-count="17" meta:word-count="264" meta:character-count="1410" meta:non-whitespace-character-count="1124"/>
  </office:meta>
</office:document-meta>
</file>

<file path=Object 1/content.xml><?xml version="1.0" encoding="utf-8"?>
<math xmlns="http://www.w3.org/1998/Math/MathML" display="block">
  <semantics>
    <mrow>
      <mrow>
        <mn>0,5</mn>
        <mo stretchy="false">×</mo>
        <mfrac>
          <mn>20</mn>
          <mn>100</mn>
        </mfrac>
      </mrow>
      <mo stretchy="false">=</mo>
      <mn>0,1</mn>
    </mrow>
    <annotation encoding="StarMath 5.0">{0,5 } times {{20} over {100}}=0,1</annotation>
  </semantics>
</math>
</file>

<file path=Object 2/content.xml><?xml version="1.0" encoding="utf-8"?>
<math xmlns="http://www.w3.org/1998/Math/MathML" display="block">
  <semantics>
    <mrow>
      <mrow>
        <mn>0,5</mn>
        <mo stretchy="false">×</mo>
        <mfrac>
          <mn>80</mn>
          <mn>100</mn>
        </mfrac>
      </mrow>
      <mo stretchy="false">=</mo>
      <mn>0,4</mn>
    </mrow>
    <annotation encoding="StarMath 5.0">{0,5 } times {{80} over {100}}=0,4</annotation>
  </semantics>
</math>
</file>

<file path=Object 3/content.xml><?xml version="1.0" encoding="utf-8"?>
<math xmlns="http://www.w3.org/1998/Math/MathML" display="block">
  <semantics>
    <mrow>
      <mrow>
        <mn>0,362</mn>
        <mo stretchy="false">×</mo>
        <mfrac>
          <mn>20</mn>
          <mn>100</mn>
        </mfrac>
      </mrow>
      <mo stretchy="false">=</mo>
      <mn>0,0724</mn>
    </mrow>
    <annotation encoding="StarMath 5.0">{0,362 } times {{20} over {100}}=0,0724</annotation>
  </semantics>
</math>
</file>

<file path=Object 4/content.xml><?xml version="1.0" encoding="utf-8"?>
<math xmlns="http://www.w3.org/1998/Math/MathML" display="block">
  <semantics>
    <mrow>
      <mrow>
        <mfrac>
          <mn>3</mn>
          <mn>6</mn>
        </mfrac>
        <mo stretchy="false">=</mo>
        <mfrac>
          <mn>1</mn>
          <mn>2</mn>
        </mfrac>
        <mo stretchy="false">=</mo>
        <mn>50</mn>
      </mrow>
      <mtext>%</mtext>
    </mrow>
    <annotation encoding="StarMath 5.0">3 over 6 =1 over 2 =50%</annotation>
  </semantics>
</math>
</file>

<file path=Object 5/content.xml><?xml version="1.0" encoding="utf-8"?>
<math xmlns="http://www.w3.org/1998/Math/MathML" display="block">
  <semantics>
    <mrow>
      <mrow>
        <mfrac>
          <mn>1</mn>
          <mn>6</mn>
        </mfrac>
        <mo stretchy="false">=</mo>
        <mn>16,7</mn>
      </mrow>
      <mtext>%</mtext>
    </mrow>
    <annotation encoding="StarMath 5.0">1 over 6 =16,7%</annotation>
  </semantics>
</math>
</file>

<file path=Object 6/content.xml><?xml version="1.0" encoding="utf-8"?>
<math xmlns="http://www.w3.org/1998/Math/MathML" display="block">
  <semantics>
    <mrow>
      <mrow>
        <mfrac>
          <mn>3</mn>
          <mn>13</mn>
        </mfrac>
        <mo stretchy="false">=</mo>
        <mn>23</mn>
      </mrow>
      <mtext>%</mtext>
    </mrow>
    <annotation encoding="StarMath 5.0">3 over 13 =23%</annotation>
  </semantics>
</math>
</file>

<file path=Object 7/content.xml><?xml version="1.0" encoding="utf-8"?>
<math xmlns="http://www.w3.org/1998/Math/MathML" display="block">
  <semantics>
    <mrow>
      <mrow>
        <mfrac>
          <mn>4</mn>
          <mn>9</mn>
        </mfrac>
        <mo stretchy="false">=</mo>
        <mn>44,4</mn>
      </mrow>
      <mtext>%</mtext>
    </mrow>
    <annotation encoding="StarMath 5.0">4 over 9 = 44,4%</annotation>
  </semantics>
</math>
</file>